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4.754cm" svg:y="2.563cm">
          <text:p text:style-name="P1">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4cm" svg:height="2.54cm" svg:x="12.455cm" svg:y="2.564cm">
          <text:p text:style-name="P1">B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54cm" svg:height="2.54cm" svg:x="8.656cm" svg:y="8.365cm">
          <text:p text:style-name="P1">F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294cm" svg:y1="3.833cm" svg:x2="12.455cm" svg:y2="3.834cm" draw:start-shape="id1" draw:start-glue-point="10" draw:end-shape="id2" draw:end-glue-point="6" svg:d="M7294 3833l5161 1" svg:viewBox="0 0 5162 2">
          <text:p text:style-name="P2"><text:span text:style-name="T1">-log(0.5)</text:span></text:p>
          <text:p text:style-name="P2"><text:span text:style-name="T1"/></text:p>
        </draw:connector>
        <draw:line draw:style-name="gr2" draw:text-style-name="P1" draw:layer="layout" svg:x1="13.69cm" svg:y1="5.138cm" svg:x2="11.216cm" svg:y2="9.625cm">
          <text:p text:style-name="P1"/>
          <text:p text:style-name="P1"><text:s text:c="7"/></text:p>
          <text:p text:style-name="P1"/>
        </draw:line>
        <draw:connector draw:style-name="gr3" draw:text-style-name="P1" draw:layer="layout" draw:type="line" svg:x1="8.656cm" svg:y1="9.635cm" svg:x2="6.024cm" svg:y2="5.103cm" draw:start-shape="id3" draw:start-glue-point="6" draw:end-shape="id1" draw:end-glue-point="8" svg:d="M8656 9635l-2632-4532" svg:viewBox="0 0 2633 4533">
          <text:p/>
        </draw:connector>
        <draw:frame draw:style-name="gr4" draw:text-style-name="P3" draw:layer="layout" svg:width="3.419cm" svg:height="1.204cm" svg:x="12.597cm" svg:y="6.633cm">
          <draw:text-box>
            <text:p><text:span text:style-name="T1">-log(10)</text:span></text:p>
          </draw:text-box>
        </draw:frame>
        <draw:frame draw:style-name="gr4" draw:text-style-name="P3" draw:layer="layout" svg:width="4.126cm" svg:height="1.204cm" svg:x="3.097cm" svg:y="6.633cm">
          <draw:text-box>
            <text:p><text:span text:style-name="T1">-log(0.21)</text:span></text:p>
          </draw:text-box>
        </draw:frame>
        <draw:frame draw:style-name="gr5" draw:text-style-name="P1" draw:layer="layout" svg:width="7.243cm" svg:height="0.94cm" svg:x="6.439cm" svg:y="11.95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1" draw:layer="layout" svg:width="9.433cm" svg:height="1.899cm" svg:x="5.484cm" svg:y="11.36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8T11:08:55.856045307</meta:creation-date>
    <dc:date>2016-06-28T11:21:35.647524238</dc:date>
    <dc:creator>elucterio </dc:creator>
    <meta:editing-duration>PT4M10S</meta:editing-duration>
    <meta:editing-cycles>3</meta:editing-cycles>
    <meta:generator>LibreOffice/4.2.8.2$Linux_X86_64 LibreOffice_project/420m0$Build-2</meta:generator>
    <meta:document-statistic meta:object-count="10"/>
  </office:meta>
</office:document-meta>
</file>

<file path=Object 1/content.xml><?xml version="1.0" encoding="utf-8"?>
<math xmlns="http://www.w3.org/1998/Math/MathML" display="block">
  <semantics>
    <mstyle mathsize="24pt">
      <mrow>
        <mrow>
          <mn>0.5</mn>
          <mo stretchy="false">×</mo>
          <mn>10</mn>
          <mo stretchy="false">×</mo>
          <mn>0.21</mn>
        </mrow>
        <mo stretchy="false">=</mo>
        <mn>1.05</mn>
      </mrow>
    </mstyle>
    <annotation encoding="StarMath 5.0">size 24 {0.5 times 10 times 0.21 = 1.05}</annotation>
  </semantics>
</math>
</file>